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8000" draw:marker-start="Arrow" draw:marker-start-width="0.305cm" draw:marker-end="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start="Arrow" draw:marker-start-width="0.3cm" draw:marker-end="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start="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marker-start="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fo:font-size="16p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size="16pt" style:font-size-asian="16pt" style:font-size-complex="16pt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8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8" draw:id="id8" draw:layer="layout" svg:width="4.572cm" svg:height="1.27cm" svg:x="22.599cm" svg:y="9.199cm">
          <draw:glue-point draw:id="4" svg:x="2.375cm" svg:y="5cm"/>
          <draw:glue-point draw:id="5" svg:x="-3.25cm" svg:y="5.015cm"/>
          <text:p text:style-name="P1">xivo-sysconf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4.572cm" svg:height="1.27cm" svg:x="16.927cm" svg:y="3.999cm">
          <text:p text:style-name="P1">xivo-confge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.572cm" svg:height="1.27cm" svg:x="14.527cm" svg:y="15.729cm">
          <text:p text:style-name="P1">xivo-conf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572cm" svg:height="1.27cm" svg:x="23.679cm" svg:y="15.729cm">
          <text:p text:style-name="P1">webi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572cm" svg:height="1.27cm" svg:x="6.027cm" svg:y="11.999cm">
          <draw:glue-point draw:id="4" svg:x="-3.311cm" svg:y="5cm"/>
          <text:p text:style-name="P1">xivo-prov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572cm" svg:height="1.27cm" svg:x="5.999cm" svg:y="10.147cm">
          <draw:glue-point draw:id="4" svg:x="2.356cm" svg:y="5cm"/>
          <draw:glue-point draw:id="5" svg:x="-2.549cm" svg:y="5cm"/>
          <draw:glue-point draw:id="6" svg:x="-5cm" svg:y="3.283cm"/>
          <text:p text:style-name="P1">xivo-ct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572cm" svg:height="1.27cm" svg:x="5.999cm" svg:y="6.701cm">
          <draw:glue-point draw:id="4" svg:x="-2.375cm" svg:y="-5.007cm"/>
          <text:p text:style-name="P1">xivo-ag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572cm" svg:height="1.27cm" svg:x="6.027cm" svg:y="8.377cm">
          <text:p text:style-name="P1">xivo-am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299cm" svg:y="5.001cm"/>
          <draw:glue-point draw:id="5" svg:x="-5cm" svg:y="-3.805cm"/>
          <draw:glue-point draw:id="6" svg:x="-2.593cm" svg:y="-4.85cm"/>
          <draw:glue-point draw:id="7" svg:x="1.287cm" svg:y="-5cm"/>
          <draw:glue-point draw:id="8" svg:x="-2.149cm" svg:y="-4.85cm"/>
          <draw:glue-point draw:id="9" svg:x="-5cm" svg:y="1.417cm"/>
          <draw:glue-point draw:id="10" svg:x="-5cm" svg:y="-1.268cm"/>
          <draw:glue-point draw:id="11" svg:x="0cm" svg:y="-2.549cm" draw:align="left" draw:escape-direction="left"/>
          <draw:glue-point draw:id="12" svg:x="-5cm" svg:y="4.104cm"/>
          <draw:glue-point draw:id="13" svg:x="-5cm" svg:y="0.97cm"/>
          <draw:glue-point draw:id="14" svg:x="-5cm" svg:y="4.253cm"/>
          <draw:glue-point draw:id="15" svg:x="-1.624cm" svg:y="-5.001cm"/>
          <draw:glue-point draw:id="16" svg:x="1.159cm" svg:y="-5.001cm"/>
          <draw:custom-shape draw:style-name="gr3" draw:text-style-name="P3" draw:layer="layout" svg:width="8.978cm" svg:height="6.6cm" svg:x="12.17cm" svg:y="6.54cm">
            <text:p text:style-name="P2"><text:span text:style-name="T1">ASTERIS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1.97cm" svg:height="6.545cm" svg:x="12.169cm" svg:y="6.563cm">
            <text:p text:style-name="P2">AM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.93cm" svg:height="6.551cm" svg:x="19.217cm" svg:y="6.563cm">
            <text:p text:style-name="P2">CLI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2.8cm" svg:height="1cm" svg:x="16.299cm" svg:y="6.544cm">
            <text:p text:style-name="P2">CONFIG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" draw:text-style-name="P1" xml:id="id11" draw:id="id11" draw:layer="layout" svg:width="4.572cm" svg:height="1.27cm" svg:x="11.727cm" svg:y="4.029cm">
          <text:p text:style-name="P1">xivo-agi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3.771cm" svg:height="1.27cm" svg:x="1.401cm" svg:y="8.329cm">
          <text:p text:style-name="P1">xivo-call-log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2.9cm" svg:height="1.27cm" svg:x="15.399cm" svg:y="17.829cm">
          <text:p text:style-name="P1">xivo-dir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type="lines" svg:x1="12.169cm" svg:y1="10.775cm" svg:x2="10.571cm" svg:y2="10.782cm" draw:start-shape="id1" draw:start-glue-point="9" draw:end-shape="id2" draw:end-glue-point="1" svg:d="M12169 10775h-501l-595 7h-502" svg:viewBox="0 0 1599 8">
          <text:p/>
        </draw:connector>
        <draw:connector draw:style-name="gr6" draw:text-style-name="P2" draw:layer="layout" draw:type="lines" svg:x1="12.169cm" svg:y1="9.004cm" svg:x2="10.599cm" svg:y2="9.012cm" draw:start-shape="id1" draw:start-glue-point="10" draw:end-shape="id3" draw:end-glue-point="1" svg:d="M12169 9004h-501l-567 8h-502" svg:viewBox="0 0 1571 9">
          <text:p/>
        </draw:connector>
        <draw:connector draw:style-name="gr7" draw:text-style-name="P2" draw:layer="layout" draw:type="lines" svg:x1="12.169cm" svg:y1="7.329cm" svg:x2="10.571cm" svg:y2="7.336cm" draw:start-shape="id1" draw:start-glue-point="5" draw:end-shape="id4" draw:end-glue-point="1" svg:d="M12169 7329h-501l-595 7h-502" svg:viewBox="0 0 1599 8">
          <text:p/>
        </draw:connector>
        <draw:connector draw:style-name="gr7" draw:text-style-name="P2" draw:layer="layout" draw:type="lines" svg:x1="12.169cm" svg:y1="12.646cm" svg:x2="10.599cm" svg:y2="12.634cm" draw:start-shape="id1" draw:start-glue-point="14" draw:end-shape="id5" draw:end-glue-point="1" svg:d="M12169 12646h-501l-567-12h-502" svg:viewBox="0 0 1571 13">
          <text:p/>
        </draw:connector>
        <draw:connector draw:style-name="gr8" draw:text-style-name="P2" draw:layer="layout" svg:x1="6.027cm" svg:y1="9.012cm" svg:x2="5.172cm" svg:y2="8.964cm" draw:start-shape="id3" draw:start-glue-point="3" draw:end-shape="id6" draw:end-glue-point="1" svg:d="M6027 9012h-427v-48h-428" svg:viewBox="0 0 856 49">
          <text:p/>
        </draw:connector>
        <draw:connector draw:style-name="gr9" draw:text-style-name="P2" draw:layer="layout" draw:type="lines" draw:line-skew="-4.199cm -4.199cm" svg:x1="5.999cm" svg:y1="7.336cm" svg:x2="5.999cm" svg:y2="10.782cm" draw:start-shape="id4" draw:start-glue-point="3" draw:end-shape="id2" draw:end-glue-point="3" svg:d="M5999 7336h-4700v3446h4700" svg:viewBox="0 0 4701 3447">
          <text:p/>
        </draw:connector>
        <draw:connector draw:style-name="gr10" draw:text-style-name="P2" draw:layer="layout" draw:line-skew="-0.002cm" svg:x1="9.362cm" svg:y1="11.417cm" svg:x2="7.12cm" svg:y2="11.417cm" draw:start-shape="id2" draw:start-glue-point="4" draw:end-shape="id2" draw:end-glue-point="5" svg:d="M9362 11417v500h-2242v-500" svg:viewBox="0 0 2243 501">
          <text:p/>
        </draw:connector>
        <draw:connector draw:style-name="gr11" draw:text-style-name="P2" draw:layer="layout" svg:x1="14.527cm" svg:y1="16.364cm" svg:x2="8.313cm" svg:y2="13.269cm" draw:start-shape="id7" draw:start-glue-point="3" draw:end-shape="id5" draw:end-glue-point="2" svg:d="M14527 16364h-6214v-3095" svg:viewBox="0 0 6215 3096">
          <text:p/>
        </draw:connector>
        <draw:connector draw:style-name="gr11" draw:text-style-name="P2" draw:layer="layout" draw:line-skew="1.949cm" svg:x1="16.813cm" svg:y1="15.729cm" svg:x2="24.885cm" svg:y2="10.469cm" draw:start-shape="id7" draw:start-glue-point="0" draw:end-shape="id8" draw:end-glue-point="2" svg:d="M16813 15729v-680h8072v-4580" svg:viewBox="0 0 8073 5261">
          <text:p/>
        </draw:connector>
        <draw:connector draw:style-name="gr11" draw:text-style-name="P2" draw:layer="layout" draw:line-skew="1.898cm" svg:x1="25.965cm" svg:y1="16.999cm" svg:x2="6.8cm" svg:y2="13.269cm" draw:start-shape="id9" draw:start-glue-point="2" draw:end-shape="id5" draw:end-glue-point="4" svg:d="M25965 16999v2400h-19165v-6130" svg:viewBox="0 0 19166 6131">
          <text:p/>
        </draw:connector>
        <draw:connector draw:style-name="gr11" draw:text-style-name="P2" draw:layer="layout" svg:x1="16.849cm" svg:y1="17.829cm" svg:x2="16.813cm" svg:y2="16.999cm" draw:start-shape="id10" draw:start-glue-point="0" draw:end-shape="id7" draw:end-glue-point="2" svg:d="M16849 17829v-414h-36v-416" svg:viewBox="0 0 37 831">
          <text:p/>
        </draw:connector>
        <draw:connector draw:style-name="gr11" draw:text-style-name="P2" draw:layer="layout" svg:x1="23.679cm" svg:y1="16.364cm" svg:x2="19.099cm" svg:y2="16.364cm" draw:start-shape="id9" draw:start-glue-point="3" draw:end-shape="id7" draw:end-glue-point="1" svg:d="M23679 16364h-4580" svg:viewBox="0 0 4581 1">
          <text:p/>
        </draw:connector>
        <draw:connector draw:style-name="gr11" draw:text-style-name="P2" draw:layer="layout" svg:x1="14.013cm" svg:y1="4.029cm" svg:x2="28.251cm" svg:y2="16.364cm" draw:start-shape="id11" draw:start-glue-point="0" draw:end-shape="id9" draw:end-glue-point="1" svg:d="M14013 4029v-501h14740v12836h-502" svg:viewBox="0 0 14741 12837">
          <text:p/>
        </draw:connector>
        <draw:connector draw:style-name="gr6" draw:text-style-name="P2" draw:layer="layout" svg:x1="19.213cm" svg:y1="5.269cm" svg:x2="17.698cm" svg:y2="6.54cm" draw:start-shape="id12" draw:start-glue-point="2" draw:end-shape="id1" draw:end-glue-point="16" svg:d="M19213 5269v636h-1515v635" svg:viewBox="0 0 1516 1272">
          <text:p/>
        </draw:connector>
        <draw:connector draw:style-name="gr6" draw:text-style-name="P2" draw:layer="layout" svg:x1="15.2cm" svg:y1="6.54cm" svg:x2="14.013cm" svg:y2="5.299cm" draw:start-shape="id1" draw:start-glue-point="15" draw:end-shape="id11" svg:d="M15200 6540v-620h-1187v-621" svg:viewBox="0 0 1188 1242">
          <text:p/>
        </draw:connector>
        <draw:connector draw:style-name="gr12" draw:text-style-name="P2" draw:layer="layout" svg:x1="11.727cm" svg:y1="4.664cm" svg:x2="8.285cm" svg:y2="6.701cm" draw:start-shape="id11" draw:start-glue-point="3" draw:end-shape="id4" draw:end-glue-point="0" svg:d="M11727 4664h-3442v2037" svg:viewBox="0 0 3443 2038">
          <text:p/>
        </draw:connector>
        <draw:connector draw:style-name="gr10" draw:text-style-name="P2" draw:layer="layout" draw:line-skew="-3.729cm" svg:x1="24.885cm" svg:y1="9.199cm" svg:x2="7.2cm" svg:y2="6.701cm" draw:start-shape="id8" draw:start-glue-point="0" draw:end-shape="id4" draw:end-glue-point="4" svg:d="M24885 9199v-6728h-17685v4230" svg:viewBox="0 0 17686 6729">
          <text:p/>
        </draw:connector>
        <draw:connector draw:style-name="gr6" draw:text-style-name="P2" draw:layer="layout" draw:type="lines" svg:x1="22.599cm" svg:y1="9.834cm" svg:x2="21.148cm" svg:y2="9.84cm" draw:start-shape="id8" draw:start-glue-point="3" draw:end-shape="id1" draw:end-glue-point="1" svg:d="M22599 9834h-501l-449 6h-501" svg:viewBox="0 0 1452 7">
          <text:p/>
        </draw:connector>
        <draw:connector draw:style-name="gr11" draw:text-style-name="P2" draw:layer="layout" svg:x1="25.965cm" svg:y1="15.729cm" svg:x2="25.97cm" svg:y2="10.469cm" draw:start-shape="id9" draw:start-glue-point="0" draw:end-shape="id8" draw:end-glue-point="4" svg:d="M25965 15729v-2629h5v-2631" svg:viewBox="0 0 6 5261">
          <text:p/>
        </draw:connector>
        <draw:connector draw:style-name="gr6" draw:text-style-name="P2" draw:layer="layout" draw:line-skew="2.48cm" svg:x1="23.4cm" svg:y1="10.469cm" svg:x2="5.999cm" svg:y2="11.198cm" draw:start-shape="id8" draw:start-glue-point="5" draw:end-shape="id2" draw:end-glue-point="6" svg:d="M23400 10469v3930h-17902v-3201h501" svg:viewBox="0 0 17903 3931">
          <text:p/>
        </draw:connector>
        <draw:custom-shape draw:style-name="gr13" draw:text-style-name="P5" draw:layer="layout" svg:width="3.1cm" svg:height="2.09cm" svg:x="24.999cm" svg:y="19.699cm">
          <text:p text:style-name="P4"><text:span text:style-name="T2">BUS</text:span></text:p>
          <text:p text:style-name="P4"><text:span text:style-name="T3">HTTP</text:span></text:p>
          <text:p text:style-name="P4"><text:span text:style-name="T4">OTH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5-02-26T11:04:41.365356647</dc:date>
    <meta:editing-duration>PT16H10M23S</meta:editing-duration>
    <meta:editing-cycles>8</meta:editing-cycles>
    <meta:generator>LibreOffice/4.2.7.2$Linux_X86_64 LibreOffice_project/420m0$Build-2</meta:generator>
    <meta:document-statistic meta:object-count="3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